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0pt" fo:font-weight="bold" officeooo:rsid="00164ce0" officeooo:paragraph-rsid="00164ce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14pt" style:text-underline-style="solid" style:text-underline-width="auto" style:text-underline-color="font-color" fo:font-weight="bold" officeooo:rsid="00164ce0" officeooo:paragraph-rsid="00164ce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style:text-underline-style="none" fo:font-weight="bold" officeooo:rsid="0033a54f" officeooo:paragraph-rsid="0033a54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64ce0" officeooo:paragraph-rsid="00164ce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64ce0" officeooo:paragraph-rsid="0022a9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454b" officeooo:paragraph-rsid="0021454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1454b" officeooo:paragraph-rsid="0046a11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6ea09" officeooo:paragraph-rsid="0026ea0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9b85b" officeooo:paragraph-rsid="0029b85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a6f5b" officeooo:paragraph-rsid="002a6f5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0bc0b" officeooo:paragraph-rsid="0030bc0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34b9a5" officeooo:paragraph-rsid="0034b9a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normal" officeooo:rsid="002c5edf" officeooo:paragraph-rsid="002a6f5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3b717e" officeooo:paragraph-rsid="003b717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3dc0de" officeooo:paragraph-rsid="003dc0d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94b24" officeooo:paragraph-rsid="00494b2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b7968" officeooo:paragraph-rsid="004b796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4bfc8e" officeooo:paragraph-rsid="004bfc8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7ceaf" officeooo:paragraph-rsid="0057cea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a2fa4" officeooo:paragraph-rsid="005a2fa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b2558" officeooo:paragraph-rsid="005b255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c4591" officeooo:paragraph-rsid="005c459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5f05f6" officeooo:paragraph-rsid="005f05f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60ca16" officeooo:paragraph-rsid="0060ca16" style:font-size-asian="12.25pt" style:font-weight-asian="normal" style:font-size-complex="14pt" style:font-weight-complex="normal"/>
    </style:style>
    <style:style style:name="T1" style:family="text">
      <style:text-properties fo:color="#c9211e" fo:font-style="italic" style:font-style-asian="italic" style:font-style-complex="italic"/>
    </style:style>
    <style:style style:name="T2" style:family="text">
      <style:text-properties fo:color="#c9211e" fo:font-style="italic" officeooo:rsid="0026ea09" style:font-style-asian="italic" style:font-style-complex="italic"/>
    </style:style>
    <style:style style:name="T3" style:family="text">
      <style:text-properties fo:color="#c9211e" fo:font-style="italic" officeooo:rsid="0029b85b" style:font-style-asian="italic" style:font-style-complex="italic"/>
    </style:style>
    <style:style style:name="T4" style:family="text">
      <style:text-properties fo:color="#c9211e" fo:font-style="italic" officeooo:rsid="003a4588" style:font-style-asian="italic" style:font-style-complex="italic"/>
    </style:style>
    <style:style style:name="T5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9211e" style:text-underline-style="none"/>
    </style:style>
    <style:style style:name="T7" style:family="text">
      <style:text-properties fo:color="#c9211e" style:text-underline-style="none" fo:font-weight="bold" style:font-weight-asian="bold" style:font-weight-complex="bold"/>
    </style:style>
    <style:style style:name="T8" style:family="text">
      <style:text-properties fo:color="#c9211e" style:text-underline-style="none" fo:font-weight="bold" officeooo:rsid="00532e60" style:font-weight-asian="bold" style:font-weight-complex="bold"/>
    </style:style>
    <style:style style:name="T9" style:family="text">
      <style:text-properties fo:color="#c9211e" style:text-underline-style="none" fo:font-weight="bold" officeooo:rsid="005d266f" style:font-weight-asian="bold" style:font-weight-complex="bold"/>
    </style:style>
    <style:style style:name="T10" style:family="text">
      <style:text-properties fo:color="#c9211e" style:text-underline-style="none" officeooo:rsid="005d266f"/>
    </style:style>
    <style:style style:name="T11" style:family="text">
      <style:text-properties officeooo:rsid="001739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39a8" style:font-weight-asian="bold" style:font-weight-complex="bold"/>
    </style:style>
    <style:style style:name="T14" style:family="text">
      <style:text-properties fo:font-weight="bold" officeooo:rsid="001672d4" style:font-weight-asian="bold" style:font-weight-complex="bold"/>
    </style:style>
    <style:style style:name="T15" style:family="text">
      <style:text-properties fo:font-weight="bold" officeooo:rsid="0034b9a5" style:font-weight-asian="bold" style:font-weight-complex="bold"/>
    </style:style>
    <style:style style:name="T16" style:family="text">
      <style:text-properties fo:font-weight="bold" officeooo:rsid="0037a71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739a8"/>
    </style:style>
    <style:style style:name="T19" style:family="text">
      <style:text-properties officeooo:rsid="0022a96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6ea09"/>
    </style:style>
    <style:style style:name="T22" style:family="text">
      <style:text-properties officeooo:rsid="0029b85b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3c9cec"/>
    </style:style>
    <style:style style:name="T25" style:family="text">
      <style:text-properties style:text-underline-style="none" officeooo:rsid="0048888d"/>
    </style:style>
    <style:style style:name="T26" style:family="text">
      <style:text-properties style:text-underline-style="none" officeooo:rsid="0049c900"/>
    </style:style>
    <style:style style:name="T27" style:family="text">
      <style:text-properties style:text-underline-style="none" officeooo:rsid="004d1139"/>
    </style:style>
    <style:style style:name="T28" style:family="text">
      <style:text-properties style:text-underline-style="none" officeooo:rsid="004d41b5"/>
    </style:style>
    <style:style style:name="T29" style:family="text">
      <style:text-properties style:text-underline-style="none" officeooo:rsid="004ece2b"/>
    </style:style>
    <style:style style:name="T30" style:family="text">
      <style:text-properties style:text-underline-style="none" officeooo:rsid="005028e4"/>
    </style:style>
    <style:style style:name="T31" style:family="text">
      <style:text-properties style:text-underline-style="none" officeooo:rsid="0051722a"/>
    </style:style>
    <style:style style:name="T32" style:family="text">
      <style:text-properties style:text-underline-style="none" officeooo:rsid="00532e60"/>
    </style:style>
    <style:style style:name="T33" style:family="text">
      <style:text-properties style:text-underline-style="none" officeooo:rsid="0053408c"/>
    </style:style>
    <style:style style:name="T34" style:family="text">
      <style:text-properties style:text-underline-style="none" officeooo:rsid="005429e0"/>
    </style:style>
    <style:style style:name="T35" style:family="text">
      <style:text-properties style:text-underline-style="none" officeooo:rsid="005d266f"/>
    </style:style>
    <style:style style:name="T36" style:family="text">
      <style:text-properties style:text-underline-style="none" officeooo:rsid="0060ca16"/>
    </style:style>
    <style:style style:name="T37" style:family="text">
      <style:text-properties style:text-underline-style="none" officeooo:rsid="00623bf6"/>
    </style:style>
    <style:style style:name="T38" style:family="text">
      <style:text-properties style:text-underline-style="none" officeooo:rsid="0062f909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30fb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officeooo:rsid="003c9cec"/>
    </style:style>
    <style:style style:name="T44" style:family="text">
      <style:text-properties officeooo:rsid="00425f37"/>
    </style:style>
    <style:style style:name="T45" style:family="text">
      <style:text-properties officeooo:rsid="0045052c"/>
    </style:style>
    <style:style style:name="T46" style:family="text">
      <style:text-properties officeooo:rsid="00476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se-bête</text:p>
      <text:p text:style-name="P1"/>
      <text:p text:style-name="P2">Définition :</text:p>
      <text:p text:style-name="P2"/>
      <text:p text:style-name="P5"><text:span text:style-name="T5">Array =&gt;</text:span> </text:p>
      <text:p text:style-name="P5">_ <text:span text:style-name="T12">Un </text:span><text:span text:style-name="T14">ensemble</text:span><text:span text:style-name="T12"> de données ordonnées</text:span>. <text:span text:style-name="T11">Elles sont </text:span><text:span text:style-name="T13">contigus</text:span><text:span text:style-name="T11">(l’unes après l’autre dans l’espace mémoire) dans l’espace mémoire. </text:span><text:span text:style-name="T18">Façon d’écrire :</text:span><text:span text:style-name="T11"> [] ou NewArray. Un index est la position d’une donnée dans un tableau. </text:span><text:span text:style-name="T13">L’index premier est 0</text:span><text:span text:style-name="T11">. Le dernier est </text:span><text:span text:style-name="T13">lengt</text:span><text:span text:style-name="T15">h</text:span><text:span text:style-name="T13">-1.</text:span><text:span text:style-name="T11"> (La longueur du tableau moins un). </text:span><text:span text:style-name="T18">Cibler un élement :</text:span><text:span text:style-name="T11"> Cibler son index. Comme on démarre de 0, on décale de 1. Il peut contenir tout </text:span><text:span text:style-name="T13">types de données</text:span><text:span text:style-name="T11">. </text:span><text:span text:style-name="T18">Trailing comma :</text:span><text:span text:style-name="T11"> On utilise une virgule pour séparer les données dans un tableau, la virgule finale est appeller Trailing comma. On prépare le tableau à recueillir de nouvelles données, d’où la virgule finale. </text:span></text:p>
      <text:p text:style-name="P4"/>
      <text:p text:style-name="P6">_ <text:span text:style-name="T1">Fifo</text:span> =&gt; La première entrée, la première sortie.</text:p>
      <text:p text:style-name="P6"/>
      <text:p text:style-name="P6">_ <text:span text:style-name="T1">Lifo</text:span> <text:span text:style-name="T19">=&gt; La dernière entrée, la première sortie. </text:span></text:p>
      <text:p text:style-name="P6"/>
      <text:p text:style-name="P8">_ <text:span text:style-name="T1">Push </text:span>=&gt; On <text:span text:style-name="T44">ajoute</text:span> <text:span text:style-name="T46">une donnée en fin de tableau.</text:span></text:p>
      <text:p text:style-name="P8"/>
      <text:p text:style-name="P8">_ <text:span text:style-name="T3">Pop </text:span><text:span text:style-name="T22">=&gt; On enlève une donnée en fin de tableau.</text:span></text:p>
      <text:p text:style-name="P8"/>
      <text:p text:style-name="P7">_ <text:span text:style-name="T2">Shift</text:span><text:span text:style-name="T21"> =&gt; On enlève une donnée au début du tableau.</text:span></text:p>
      <text:p text:style-name="P8"/>
      <text:p text:style-name="P9">_ <text:span text:style-name="T1">Unshift </text:span>=&gt; On ajoute une donnée <text:span text:style-name="T45">au début du tableau.</text:span></text:p>
      <text:p text:style-name="P9"/>
      <text:p text:style-name="P10">_ <text:span text:style-name="T1">Spre</text:span><text:span text:style-name="T4">a</text:span><text:span text:style-name="T1">d Operator</text:span> =&gt; ?</text:p>
      <text:p text:style-name="P10"/>
      <text:p text:style-name="P11">Utiliser <text:span text:style-name="T12">For … Of</text:span> plutôt que <text:span text:style-name="T12">For … i</text:span><text:span text:style-name="T16">n</text:span>. <text:span text:style-name="T40">(For ...of manipule les données tandis que For ...in manipule les propriétés).</text:span></text:p>
      <text:p text:style-name="P11"/>
      <text:p text:style-name="P12"><text:span text:style-name="T17">Façon de supprimer un tableau rapidement :</text:span> arr.length = 0 <text:span text:style-name="T20">ou</text:span> arr = [].</text:p>
      <text:p text:style-name="P12"/>
      <text:p text:style-name="P14">Tableau multidimensionnel :<text:span text:style-name="T23"> </text:span><text:span text:style-name="T24">Mettre un tableau dans un autre.</text:span></text:p>
      <text:p text:style-name="P14"><text:span text:style-name="T24"/></text:p>
      <text:p text:style-name="P15"><text:span text:style-name="T43">C</text:span>onvertir un tableau en string :<text:span text:style-name="T23"> .split suivi d’un .join</text:span></text:p>
      <text:p text:style-name="P15"><text:span text:style-name="T25"/></text:p>
      <text:p text:style-name="P16"><text:span text:style-name="T25">M</text:span><text:span text:style-name="T23">ap plus adapté que ForEach car il ne touche pas à l’original !</text:span></text:p>
      <text:p text:style-name="P16"><text:span text:style-name="T26"/></text:p>
      <text:p text:style-name="P17"><text:span text:style-name="T26">I</text:span><text:span text:style-name="T23">térer =&gt; Une étape parmis un ensemble d’étapes, il permet de répéter une action ?</text:span></text:p>
      <text:p text:style-name="P18"><text:soft-page-break/><text:span text:style-name="T23">Itérable =&gt; On peut le parcourir ! </text:span><text:span text:style-name="T27">On connait le début et la fin et on fait en sorte d’avoir des itérations entre les deux. </text:span><text:span text:style-name="T28">Si on peut utiliser un for … of alors c’est un itérable. </text:span><text:span text:style-name="T29">Est-ce que c’est des entités</text:span><text:span text:style-name="T33">(se suffi</text:span><text:span text:style-name="T34">t</text:span><text:span text:style-name="T33"> à elle-même)</text:span><text:span text:style-name="T29"> complètes ? Si c’est des parties d’entités, ce n’est pas un itérable. </text:span><text:span text:style-name="T30">Est-ce que c’est comp</text:span><text:span text:style-name="T31">table ? </text:span><text:span text:style-name="T32">Si on peut manipuler avec for...of alors c’est un itérable.</text:span></text:p>
      <text:p text:style-name="P18"><text:span text:style-name="T32"/></text:p>
      <text:p text:style-name="P19"><text:span text:style-name="T8">M</text:span><text:span text:style-name="T7">ap =&gt; </text:span><text:span text:style-name="T23">Une collection de clés / valeurs.</text:span></text:p>
      <text:p text:style-name="P19"><text:span text:style-name="T23">Les clés peuvent être de n’importe quel type ! </text:span></text:p>
      <text:p text:style-name="P21"><text:span text:style-name="T23">Map n’est pas itérable de base, il faut écrire ainsi : new Map([iterable]) &lt;= Il faut bien mettre les crochets !</text:span></text:p>
      <text:p text:style-name="P19"><text:span text:style-name="T23"/></text:p>
      <text:p text:style-name="P20"><text:span text:style-name="T7">Set =&gt;</text:span><text:span text:style-name="T23"> Pareil que Map sauf qu’il enlève les doublons !</text:span></text:p>
      <text:p text:style-name="P22"><text:span text:style-name="T23">Ensemble de valeurs ! </text:span><text:span text:style-name="T35">(pas de clés)</text:span></text:p>
      <text:p text:style-name="P22"><text:span text:style-name="T35"/></text:p>
      <text:p text:style-name="P23"><text:span text:style-name="T9">W</text:span><text:span text:style-name="T7">eakMap =&gt;</text:span><text:span text:style-name="T23"> Même chose que la map mais </text:span><text:span text:style-name="T36">deux</text:span><text:span text:style-name="T23"> diférence</text:span><text:span text:style-name="T36">s</text:span><text:span text:style-name="T23"> </text:span><text:span text:style-name="T36">majeures</text:span><text:span text:style-name="T23"> : </text:span></text:p>
      <text:p text:style-name="P24"><text:span text:style-name="T23">=&gt; Les c</text:span><text:span text:style-name="T38">lé</text:span><text:span text:style-name="T23">s doivent toujours être des objets </text:span><text:span text:style-name="T37">(et accessible)</text:span></text:p>
      <text:p text:style-name="P23"><text:span text:style-name="T23">=&gt; Dès que le garbage nettoie, cela nettoie dans le WeakMap et cela devient inaccessible.</text:span></text:p>
      <text:p text:style-name="P13"/>
      <text:p text:style-name="P2">Acronyme :</text:p>
      <text:p text:style-name="P2"/>
      <text:p text:style-name="P3">SQL =&gt; <text:span text:style-name="T41">S</text:span><text:span text:style-name="T42">tructured </text:span><text:span text:style-name="T41">Q</text:span><text:span text:style-name="T42">uery </text:span><text:span text:style-name="T41">L</text:span><text:span text:style-name="T42">anguag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49:10.588806495</meta:creation-date>
    <dc:date>2019-11-05T12:30:19.284068825</dc:date>
    <meta:editing-duration>PT2H40M34S</meta:editing-duration>
    <meta:editing-cycles>78</meta:editing-cycles>
    <meta:generator>LibreOffice/6.2.7.1$Linux_X86_64 LibreOffice_project/20$Build-1</meta:generator>
    <meta:document-statistic meta:table-count="0" meta:image-count="0" meta:object-count="0" meta:page-count="2" meta:paragraph-count="28" meta:word-count="430" meta:character-count="2360" meta:non-whitespace-character-count="1952"/>
  </office:meta>
</office:document-meta>
</file>